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2pt" fo:font-weight="bold" officeooo:rsid="00027c11" officeooo:paragraph-rsid="00027c11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bold" officeooo:rsid="00040cf5" officeooo:paragraph-rsid="00040cf5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rial" fo:font-size="12pt" fo:font-weight="bold" officeooo:rsid="0007c04f" officeooo:paragraph-rsid="0007c04f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" fo:font-size="12pt" style:font-size-asian="12pt" style:font-size-complex="12pt"/>
    </style:style>
    <style:style style:name="P6" style:family="paragraph" style:parent-style-name="Standard">
      <style:text-properties style:font-name="Arial" fo:font-size="12pt" officeooo:rsid="00027c11" officeooo:paragraph-rsid="00027c11" style:font-size-asian="12pt" style:font-size-complex="12pt"/>
    </style:style>
    <style:style style:name="P7" style:family="paragraph" style:parent-style-name="Standard">
      <style:text-properties style:font-name="Arial" fo:font-size="12pt" officeooo:paragraph-rsid="00027c11" style:font-size-asian="12pt" style:font-size-complex="12pt"/>
    </style:style>
    <style:style style:name="P8" style:family="paragraph" style:parent-style-name="Standard">
      <style:text-properties style:font-name="Arial" fo:font-size="12pt" officeooo:rsid="00008359" officeooo:paragraph-rsid="00008359" style:font-size-asian="12pt" style:font-size-complex="12pt"/>
    </style:style>
    <style:style style:name="P9" style:family="paragraph" style:parent-style-name="Standard">
      <style:text-properties style:font-name="Arial" fo:font-size="12pt" officeooo:paragraph-rsid="00040cf5" style:font-size-asian="12pt" style:font-size-complex="12pt"/>
    </style:style>
    <style:style style:name="P10" style:family="paragraph" style:parent-style-name="Standard">
      <style:text-properties style:font-name="Arial" fo:font-size="12pt" officeooo:paragraph-rsid="0003978d" style:font-size-asian="12pt" style:font-size-complex="12pt"/>
    </style:style>
    <style:style style:name="P11" style:family="paragraph" style:parent-style-name="Standard">
      <style:text-properties style:font-name="Arial" fo:font-size="12pt" officeooo:paragraph-rsid="000601b1" style:font-size-asian="12pt" style:font-size-complex="12pt"/>
    </style:style>
    <style:style style:name="T1" style:family="text">
      <style:text-properties officeooo:rsid="00008359"/>
    </style:style>
    <style:style style:name="T2" style:family="text">
      <style:text-properties officeooo:rsid="00027c11"/>
    </style:style>
    <style:style style:name="T3" style:family="text">
      <style:text-properties officeooo:rsid="0003978d"/>
    </style:style>
    <style:style style:name="T4" style:family="text">
      <style:text-properties officeooo:rsid="00040cf5"/>
    </style:style>
    <style:style style:name="T5" style:family="text">
      <style:text-properties officeooo:rsid="000601b1"/>
    </style:style>
    <style:style style:name="T6" style:family="text">
      <style:text-properties officeooo:rsid="0007c04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40cf5" style:font-weight-asian="bold" style:font-weight-complex="bold"/>
    </style:style>
    <style:style style:name="T9" style:family="text">
      <style:text-properties fo:font-weight="bold" officeooo:rsid="0007c04f" style:font-weight-asian="bold" style:font-weight-complex="bold"/>
    </style:style>
    <style:style style:name="T10" style:family="text">
      <style:text-properties fo:font-weight="bold" officeooo:rsid="000601b1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ARIABLES</text:p>
      <text:p text:style-name="P6"><text:tab/>perso1, perso2, personnage_inconnu, <text:span text:style-name="T5">maisons, voisin</text:span> : dictionnaires</text:p>
      <text:p text:style-name="P6"><text:tab/>tab, voisins : <text:span text:style-name="T3">listes</text:span></text:p>
      <text:p text:style-name="P6"><text:tab/><text:span text:style-name="T5">max, meilleur, </text:span><text:span text:style-name="T6">n, nb_test, bien_deviné</text:span><text:span text:style-name="T5"> : entiers</text:span></text:p>
      <text:p text:style-name="P6"><text:tab/><text:span text:style-name="T6">meilleur_maison, maison: chaîne de caractères</text:span></text:p>
      <text:p text:style-name="P6"/>
      <text:p text:style-name="P3">DÉBUT</text:p>
      <text:p text:style-name="P7"><text:span text:style-name="T2"><text:tab/></text:span></text:p>
      <text:p text:style-name="P5"><text:tab/><text:span text:style-name="T7">DÉFINIR FONCTION</text:span> distance(perso1, perso2):</text:p>
      <text:p text:style-name="P5"><text:tab/> <text:s text:c="3"/><text:tab/>"""</text:p>
      <text:p text:style-name="P5"><text:tab/> <text:s text:c="3"/><text:tab/>Calcule la distance euclidienne entre deux personnages</text:p>
      <text:p text:style-name="P5"><text:tab/><text:tab/></text:p>
      <text:p text:style-name="P5"><text:tab/> <text:s text:c="3"/><text:tab/>Entrée: Les deux personnages <text:span text:style-name="T2">(dictionnaires)</text:span></text:p>
      <text:p text:style-name="P5"><text:tab/> <text:s text:c="3"/><text:tab/>Sortie: <text:s/>La distance euclidienne entre les deux personnages <text:span text:style-name="T2">(flottant)</text:span></text:p>
      <text:p text:style-name="P5"><text:tab/> <text:s text:c="3"/><text:tab/>"""</text:p>
      <text:p text:style-name="P8"><text:tab/><text:span text:style-name="T7">FIN FONCTION</text:span></text:p>
      <text:p text:style-name="P5"><text:tab/></text:p>
      <text:p text:style-name="P5"><text:tab/><text:span text:style-name="T7">DÉFINIR FONCTION</text:span> <text:span text:style-name="T1">ajouter</text:span>_distances(tab, personnage_inconnu):</text:p>
      <text:p text:style-name="P5"><text:tab/> <text:s text:c="3"/><text:tab/>"""</text:p>
      <text:p text:style-name="P5"><text:tab/> <text:s text:c="3"/><text:tab/>Ajoute la distance par rapport à un personnage cible sur tous les personnage</text:p>
      <text:p text:style-name="P5"><text:tab/></text:p>
      <text:p text:style-name="P5"><text:tab/> <text:s text:c="3"/><text:tab/>Entrée: Un tableau de dictionnaires de chaque personnages</text:p>
      <text:p text:style-name="P5"><text:tab/> <text:s text:c="3"/><text:tab/> <text:tab/> <text:s/>Le personnage de référence pour le calcul des distances <text:tab/><text:tab/><text:tab/><text:tab/><text:tab/> <text:s/><text:span text:style-name="T2">(dictionnaire)</text:span></text:p>
      <text:p text:style-name="P5"><text:tab/> <text:s text:c="3"/><text:tab/>Sortie: <text:s/>Le tableau de dictionnaires avec les distances ajoutées</text:p>
      <text:p text:style-name="P5"><text:tab/> <text:s text:c="3"/><text:tab/>"""</text:p>
      <text:p text:style-name="P8"><text:tab/><text:span text:style-name="T7">FIN FONCTION</text:span></text:p>
      <text:p text:style-name="P5"><text:tab/></text:p>
      <text:p text:style-name="P5"><text:tab/><text:span text:style-name="T7">DÉFINIR FONCTION</text:span> <text:span text:style-name="T1">meilleur_maison</text:span>(voisins):</text:p>
      <text:p text:style-name="P5"><text:tab/> <text:tab/>"""</text:p>
      <text:p text:style-name="P5"><text:tab/> <text:tab/>Renvoie la maison apparaissant le plus dans la liste des plus proches voisins</text:p>
      <text:p text:style-name="P5"><text:tab/></text:p>
      <text:p text:style-name="P5"><text:tab/> <text:s text:c="3"/><text:tab/>Entrée: Liste des plus proches voisins</text:p>
      <text:p text:style-name="P9"><text:tab/> <text:s text:c="3"/><text:tab/>Sortie: <text:s/>La maison apparaissant le plus parmi la liste des voisins </text:p>
      <text:p text:style-name="P9"><text:span text:style-name="T3"><text:tab/><text:tab/><text:tab/> <text:s/>(</text:span><text:span text:style-name="T4">c</text:span><text:span text:style-name="T3">haîne de caractères)</text:span></text:p>
      <text:p text:style-name="P5"><text:tab/> <text:s text:c="3"/><text:tab/>"""</text:p>
      <text:p text:style-name="P5"><text:tab/></text:p>
      <text:p text:style-name="P5"><text:tab/> <text:s text:c="3"/><text:tab/><text:span text:style-name="T3">maisons</text:span> ← {}</text:p>
      <text:p text:style-name="P5"><text:tab/> <text:s text:c="3"/><text:tab/><text:span text:style-name="T7">POUR</text:span> voisin <text:span text:style-name="T8">DANS</text:span> voisins:</text:p>
      <text:p text:style-name="P5"><text:tab/> <text:s text:c="3"/><text:tab/><text:tab/><text:span text:style-name="T7">SI</text:span> voisin['Poste'] <text:span text:style-name="T8">DANS</text:span> maisons:</text:p>
      <text:p text:style-name="P10"><text:tab/> <text:s text:c="11"/><text:tab/><text:tab/>maisons[voisin['<text:span text:style-name="T4">House</text:span>']] ← maisons[voisin['<text:span text:style-name="T4">House</text:span>']] <text:span text:style-name="T3">+ </text:span>1</text:p>
      <text:p text:style-name="P5"><text:tab/> <text:s text:c="6"/><text:tab/><text:tab/><text:span text:style-name="T7">SINON</text:span>:</text:p>
      <text:p text:style-name="P5"><text:tab/> <text:s text:c="11"/><text:tab/><text:tab/>maisons[voisin['<text:span text:style-name="T4">House</text:span>']] ← 1</text:p>
      <text:p text:style-name="P5"><text:tab/><text:tab/><text:tab/><text:span text:style-name="T8">FIN S</text:span><text:span text:style-name="T9">INON</text:span></text:p>
      <text:p text:style-name="P5"><text:tab/><text:tab/><text:span text:style-name="T8">FIN POUR</text:span></text:p>
      <text:p text:style-name="P5"><text:tab/> <text:s text:c="3"/><text:tab/>max ← 0</text:p>
      <text:p text:style-name="P5"><text:tab/> <text:s text:c="3"/><text:tab/><text:span text:style-name="T7">POUR</text:span> maison, n <text:span text:style-name="T9">DANS</text:span> <text:span text:style-name="T6">items(maisons)</text:span>:</text:p>
      <text:p text:style-name="P5"><text:tab/> <text:s text:c="7"/><text:tab/><text:tab/><text:span text:style-name="T7">SI</text:span> n &gt; max:</text:p>
      <text:p text:style-name="P5"><text:tab/> <text:s text:c="11"/><text:tab/><text:tab/>max ← n</text:p>
      <text:p text:style-name="P5"><text:tab/> <text:s text:c="11"/><text:tab/><text:tab/>meilleur_maison ← maison</text:p>
      <text:p text:style-name="P5"><text:tab/><text:tab/><text:tab/><text:span text:style-name="T9">FIN SI</text:span></text:p>
      <text:p text:style-name="P5"><text:tab/><text:tab/><text:span text:style-name="T8">FIN POUR</text:span></text:p>
      <text:p text:style-name="P5"><text:soft-page-break/><text:tab/> <text:s text:c="3"/><text:tab/><text:span text:style-name="T7">RENVOYER</text:span> meilleur_maison</text:p>
      <text:p text:style-name="P5"><text:tab/><text:span text:style-name="T8">FIN FONCTION</text:span></text:p>
      <text:p text:style-name="P5"><text:tab/></text:p>
      <text:p text:style-name="P5"/>
      <text:p text:style-name="P5"/>
      <text:p text:style-name="P5"/>
      <text:p text:style-name="P5"><text:tab/><text:span text:style-name="T7">DÉFINIR FONCTION</text:span> test_data(tab):</text:p>
      <text:p text:style-name="P5"><text:tab/> <text:tab/>"""</text:p>
      <text:p text:style-name="P5"><text:tab/> <text:s text:c="3"/><text:tab/>Renvoie les 3 quarts des éléments de la liste en enlevant aléatoirement le <text:tab/><text:tab/>quart</text:p>
      <text:p text:style-name="P5"><text:tab/></text:p>
      <text:p text:style-name="P5"><text:tab/> <text:s text:c="3"/><text:tab/>Entrée: Une liste de personnages</text:p>
      <text:p text:style-name="P5"><text:tab/> <text:s text:c="3"/><text:tab/>Sortie: <text:s/>Une liste contenant les 3/4 de la liste originelle</text:p>
      <text:p text:style-name="P5"><text:tab/> <text:s text:c="3"/><text:tab/>"""</text:p>
      <text:p text:style-name="P5"><text:tab/><text:tab/></text:p>
      <text:p text:style-name="P5"><text:tab/> <text:s text:c="3"/><text:tab/><text:span text:style-name="T4">personnages</text:span>_test ← []</text:p>
      <text:p text:style-name="P5"><text:tab/> <text:s text:c="3"/><text:tab/>copie_<text:span text:style-name="T4">personnages</text:span> ← tab[:]</text:p>
      <text:p text:style-name="P5"><text:tab/> <text:s text:c="3"/><text:tab/><text:span text:style-name="T7">POUR</text:span> _ <text:span text:style-name="T8">DE</text:span><text:span text:style-name="T4"> 0 </text:span><text:span text:style-name="T8">À</text:span><text:span text:style-name="T4"> taille(</text:span>copie_<text:span text:style-name="T4">personnages</text:span> // 4) - <text:span text:style-name="T4">1</text:span>:</text:p>
      <text:p text:style-name="P5"><text:tab/><text:tab/><text:tab/><text:span text:style-name="T4">ajouter un personnage aléatoire de copie_personnages à <text:tab/><text:tab/><text:tab/><text:tab/><text:tab/>personnages_test en le supprimant de copie_personnages</text:span></text:p>
      <text:p text:style-name="P5"><text:tab/><text:tab/><text:span text:style-name="T8">FIN POUR</text:span></text:p>
      <text:p text:style-name="P5"><text:tab/> <text:s text:c="3"/><text:tab/><text:span text:style-name="T7">RENVOYER</text:span> joueurs_test, copie_joueurs</text:p>
      <text:p text:style-name="P5"><text:tab/><text:span text:style-name="T9">FIN FONCTION</text:span></text:p>
      <text:p text:style-name="P5"><text:tab/></text:p>
      <text:p text:style-name="P5"><text:tab/><text:span text:style-name="T7">DÉFINIR FONCTION</text:span> meilleur_k(tab<text:span text:style-name="T4">)</text:span>:</text:p>
      <text:p text:style-name="P5"><text:tab/> <text:s text:c="3"/><text:tab/>"""</text:p>
      <text:p text:style-name="P5"><text:tab/> <text:s text:c="3"/><text:tab/>Calcule le nombre de voisins donnant le résultat le plus précis pour une <text:tab/><text:tab/><text:tab/>personne inconnue</text:p>
      <text:p text:style-name="P5"><text:tab/></text:p>
      <text:p text:style-name="P5"><text:tab/> <text:s text:c="3"/><text:tab/>Entrée: Une liste de personnages</text:p>
      <text:p text:style-name="P5"><text:tab/> <text:s text:c="3"/><text:tab/>Sortie: Le nombre de voisins le plus précis <text:span text:style-name="T4">(entier)</text:span></text:p>
      <text:p text:style-name="P5"><text:tab/> <text:s text:c="3"/><text:tab/>"""</text:p>
      <text:p text:style-name="P5"><text:tab/></text:p>
      <text:p text:style-name="P5"><text:tab/> <text:s text:c="3"/><text:tab/>nb_test ← 100</text:p>
      <text:p text:style-name="P5"><text:tab/> <text:s text:c="3"/><text:tab/>meilleur ← 0</text:p>
      <text:p text:style-name="P5"><text:tab/> <text:s text:c="3"/><text:tab/><text:span text:style-name="T7">POUR</text:span> k <text:span text:style-name="T8">DE</text:span><text:span text:style-name="T4"> 1 À 19</text:span>:</text:p>
      <text:p text:style-name="P5"><text:tab/> <text:s text:c="3"/><text:tab/><text:tab/>bien_deviné ← 0</text:p>
      <text:p text:style-name="P5"><text:tab/> <text:s text:c="3"/><text:tab/><text:tab/><text:span text:style-name="T7">POUR</text:span> _ <text:span text:style-name="T8">DE</text:span><text:span text:style-name="T4"> 0 </text:span><text:span text:style-name="T8">À</text:span><text:span text:style-name="T4"> taille(nb_test) -1</text:span>:</text:p>
      <text:p text:style-name="P5"><text:tab/> <text:s text:c="10"/><text:tab/><text:tab/>personnages_test, personnage_de_référence ← test_data(tab)</text:p>
      <text:p text:style-name="P5"><text:tab/> <text:s text:c="10"/><text:tab/><text:tab/><text:span text:style-name="T7">POUR</text:span> cible <text:span text:style-name="T8">DANS</text:span> personnages_test:</text:p>
      <text:p text:style-name="P11"><text:tab/> <text:s text:c="15"/><text:tab/><text:tab/><text:tab/>personnage_de_référence ← <text:span text:style-name="T5">ajouter</text:span>_distances( <text:s text:c="2"/></text:p>
      <text:p text:style-name="P11"><text:tab/><text:tab/><text:tab/><text:tab/><text:tab/>personnage_de_référence, cible)</text:p>
      <text:p text:style-name="P5"><text:tab/> <text:s text:c="15"/><text:tab/><text:tab/><text:tab/>voisins ← <text:span text:style-name="T5">tri de personnage_de_référence en fonction <text:tab/><text:tab/><text:tab/><text:tab/><text:tab/>de leur distance dans l’ordre croissant</text:span></text:p>
      <text:p text:style-name="P5"><text:tab/> <text:s text:c="15"/><text:tab/><text:tab/><text:tab/><text:span text:style-name="T7">SI</text:span> meilleur_maison(voisins[:k]) <text:span text:style-name="T6">=</text:span> cible['Poste']:</text:p>
      <text:p text:style-name="P5"><text:tab/> <text:s text:c="19"/><text:tab/><text:tab/><text:tab/><text:tab/>bien_deviné +← 1</text:p>
      <text:p text:style-name="P5"><text:tab/><text:tab/><text:tab/><text:tab/><text:tab/><text:span text:style-name="T10">FIN</text:span><text:span text:style-name="T5"> </text:span><text:span text:style-name="T10">SI</text:span></text:p>
      <text:p text:style-name="P5"><text:tab/><text:tab/><text:tab/><text:tab/><text:span text:style-name="T10">FIN POUR</text:span></text:p>
      <text:p text:style-name="P5"><text:tab/> <text:s text:c="7"/><text:tab/><text:tab/><text:span text:style-name="T7">SI</text:span> bien_deviné &gt; meilleur:</text:p>
      <text:p text:style-name="P5"><text:tab/> <text:s text:c="11"/><text:tab/><text:tab/>meilleur_k ← k</text:p>
      <text:p text:style-name="P5"><text:tab/> <text:s text:c="10"/><text:tab/><text:tab/>meilleur ← bien_deviné</text:p>
      <text:p text:style-name="P5"><text:tab/><text:tab/><text:tab/><text:span text:style-name="T10">FIN SI</text:span></text:p>
      <text:p text:style-name="P5"><text:soft-page-break/><text:tab/><text:tab/><text:span text:style-name="T10">FIN POUR</text:span></text:p>
      <text:p text:style-name="P5"><text:tab/> <text:s text:c="3"/><text:tab/><text:span text:style-name="T7">RENVOYER</text:span> meilleur_k</text:p>
      <text:p text:style-name="P1"><text:tab/><text:span text:style-name="T6">FIN FONCTION</text:span></text:p>
      <text:p text:style-name="P5"><text:tab/></text:p>
      <text:p text:style-name="P5"><text:tab/><text:span text:style-name="T7">DÉFINIR FONCTION</text:span> <text:span text:style-name="T1">maison</text:span>(tab, personnage, k):</text:p>
      <text:p text:style-name="P5"><text:tab/> <text:s text:c="3"/><text:tab/>"""</text:p>
      <text:p text:style-name="P5"><text:tab/> <text:s text:c="3"/><text:tab/>Calcule la meilleur maison pour un personnage inconnu en fonction</text:p>
      <text:p text:style-name="P5"><text:tab/> <text:s text:c="3"/><text:tab/>du nombre de voisins sélectionnés</text:p>
      <text:p text:style-name="P5"><text:tab/></text:p>
      <text:p text:style-name="P5"><text:tab/> <text:s text:c="3"/><text:tab/>Entrée: Une liste de personnages</text:p>
      <text:p text:style-name="P5"><text:tab/> <text:s text:c="3"/><text:tab/> <text:s text:c="12"/>Le personnage pour lequel on détermine sa maison <text:span text:style-name="T3">(dictionnaire)</text:span></text:p>
      <text:p text:style-name="P5"><text:tab/> <text:s text:c="3"/><text:tab/> <text:s text:c="12"/>Le nombre de voisins pris en compte pour le calcul <text:span text:style-name="T3">(entier)</text:span></text:p>
      <text:p text:style-name="P5"><text:tab/> <text:s text:c="3"/><text:tab/>Sortie: <text:s text:c="2"/>La meilleur maison pour le personnage <text:span text:style-name="T4">(chaîne de caractères)</text:span></text:p>
      <text:p text:style-name="P5"><text:tab/> <text:s text:c="3"/><text:tab/> <text:s text:c="12"/>Ses k plus proches voisins <text:span text:style-name="T4">(liste)</text:span></text:p>
      <text:p text:style-name="P5"><text:tab/> <text:s text:c="3"/><text:tab/>"""</text:p>
      <text:p text:style-name="P5"><text:tab/></text:p>
      <text:p text:style-name="P5"><text:tab/> <text:s text:c="3"/><text:tab/>personnages ← <text:span text:style-name="T4">ajouter</text:span>_distances(tab, personnage)</text:p>
      <text:p text:style-name="P5"><text:tab/> <text:s text:c="3"/><text:tab/>voisins ← <text:span text:style-name="T5">tri de voisins en fonction de la distance dans l’ordre croissant</text:span></text:p>
      <text:p text:style-name="P5"><text:tab/> <text:s text:c="3"/><text:tab/><text:span text:style-name="T7">RENVOYER</text:span> meilleur_maison(voisins[:k]), voisins[:k]</text:p>
      <text:p text:style-name="P5"><text:tab/><text:span text:style-name="T9">FIN FONCTION</text:span></text:p>
      <text:p text:style-name="P4">F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1T09:22:09.892000000</meta:creation-date>
    <dc:date>2022-03-11T10:32:43.355000000</dc:date>
    <meta:editing-duration>PT8M54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3" meta:paragraph-count="116" meta:word-count="457" meta:character-count="3832" meta:non-whitespace-character-count="2775"/>
  </office:meta>
</office:document-meta>
</file>